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1138a"/>
    </style:style>
    <style:style style:name="P2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3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4" style:family="paragraph" style:parent-style-name="Text_20_body">
      <style:text-properties officeooo:rsid="0014352a" officeooo:paragraph-rsid="0014352a"/>
    </style:style>
    <style:style style:name="P5" style:family="paragraph" style:parent-style-name="Title">
      <style:text-properties officeooo:rsid="0014352a" officeooo:paragraph-rsid="0014352a"/>
    </style:style>
    <style:style style:name="P6" style:family="paragraph" style:parent-style-name="Text_20_body">
      <style:text-properties officeooo:rsid="002682b2" officeooo:paragraph-rsid="002682b2"/>
    </style:style>
    <style:style style:name="P7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8" style:family="paragraph" style:parent-style-name="Text_20_body">
      <style:text-properties officeooo:rsid="0029d767" officeooo:paragraph-rsid="0029d767"/>
    </style:style>
    <style:style style:name="P9" style:family="paragraph" style:parent-style-name="Title">
      <style:text-properties officeooo:rsid="0024ef34" officeooo:paragraph-rsid="0024ef34"/>
    </style:style>
    <style:style style:name="P10" style:family="paragraph" style:parent-style-name="Text_20_body">
      <style:text-properties officeooo:rsid="003669e3" officeooo:paragraph-rsid="003669e3"/>
    </style:style>
    <style:style style:name="P11" style:family="paragraph" style:parent-style-name="Text_20_body">
      <style:text-properties officeooo:rsid="0061c0cf" officeooo:paragraph-rsid="006595c5"/>
    </style:style>
    <style:style style:name="P12" style:family="paragraph" style:parent-style-name="Text_20_body">
      <style:text-properties officeooo:paragraph-rsid="006595c5"/>
    </style:style>
    <style:style style:name="P13" style:family="paragraph" style:parent-style-name="Text_20_body">
      <style:text-properties officeooo:rsid="006b820e" officeooo:paragraph-rsid="006b820e"/>
    </style:style>
    <style:style style:name="P14" style:family="paragraph" style:parent-style-name="Text_20_body">
      <style:text-properties officeooo:rsid="00700abb" officeooo:paragraph-rsid="00700abb"/>
    </style:style>
    <style:style style:name="P15" style:family="paragraph" style:parent-style-name="Text_20_body">
      <style:text-properties officeooo:paragraph-rsid="007bc6a3"/>
    </style:style>
    <style:style style:name="P16" style:family="paragraph" style:parent-style-name="Text_20_body">
      <style:text-properties officeooo:rsid="0083d0c9" officeooo:paragraph-rsid="0083d0c9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rsid="0060ced8" officeooo:paragraph-rsid="008efcd4"/>
    </style:style>
    <style:style style:name="P20" style:family="paragraph" style:parent-style-name="Heading_20_1" style:master-page-name="Corps_20_du_20_document">
      <style:paragraph-properties style:page-number="1" fo:break-before="page"/>
      <style:text-properties officeooo:rsid="0063b5d6" officeooo:paragraph-rsid="00d6fa4f"/>
    </style:style>
    <style:style style:name="P21" style:family="paragraph" style:parent-style-name="Heading_20_1">
      <style:paragraph-properties fo:break-before="page"/>
      <style:text-properties officeooo:rsid="006595c5" officeooo:paragraph-rsid="006595c5"/>
    </style:style>
    <style:style style:name="P22" style:family="paragraph" style:parent-style-name="Heading_20_1">
      <style:paragraph-properties fo:break-before="page"/>
      <style:text-properties officeooo:rsid="000d02cf" officeooo:paragraph-rsid="0011138a"/>
    </style:style>
    <style:style style:name="P23" style:family="paragraph" style:parent-style-name="Heading_20_2">
      <style:text-properties officeooo:rsid="00618335" officeooo:paragraph-rsid="008efcd4"/>
    </style:style>
    <style:style style:name="P24" style:family="paragraph" style:parent-style-name="Heading_20_2">
      <style:text-properties officeooo:rsid="0063b5d6" officeooo:paragraph-rsid="00d6fa4f"/>
    </style:style>
    <style:style style:name="P25" style:family="paragraph" style:parent-style-name="Heading_20_2">
      <style:text-properties officeooo:rsid="00651b4f" officeooo:paragraph-rsid="00d6fa4f"/>
    </style:style>
    <style:style style:name="P26" style:family="paragraph" style:parent-style-name="Heading_20_2">
      <style:text-properties officeooo:rsid="006595c5" officeooo:paragraph-rsid="006595c5"/>
    </style:style>
    <style:style style:name="P27" style:family="paragraph" style:parent-style-name="Heading_20_2">
      <style:text-properties officeooo:rsid="007bc6a3" officeooo:paragraph-rsid="007bc6a3"/>
    </style:style>
    <style:style style:name="P28" style:family="paragraph" style:parent-style-name="Heading_20_2">
      <style:text-properties officeooo:rsid="000d1405" officeooo:paragraph-rsid="0011138a"/>
    </style:style>
    <style:style style:name="P29" style:family="paragraph" style:parent-style-name="Heading_20_2">
      <style:text-properties officeooo:rsid="0011138a" officeooo:paragraph-rsid="0011138a"/>
    </style:style>
    <style:style style:name="P30" style:family="paragraph" style:parent-style-name="Heading_20_2">
      <style:text-properties officeooo:rsid="004eb8cb" officeooo:paragraph-rsid="002ceee8"/>
    </style:style>
    <style:style style:name="P31" style:family="paragraph" style:parent-style-name="Text_20_body" style:master-page-name="First_20_Page">
      <style:paragraph-properties style:page-number="auto"/>
    </style:style>
    <style:style style:name="P32" style:family="paragraph" style:parent-style-name="Text_20_body" style:list-style-name="L1">
      <style:text-properties officeooo:rsid="0029376f" officeooo:paragraph-rsid="0029376f"/>
    </style:style>
    <style:style style:name="P33" style:family="paragraph" style:parent-style-name="Text_20_body" style:list-style-name="L2">
      <style:text-properties officeooo:rsid="006b820e" officeooo:paragraph-rsid="006b820e"/>
    </style:style>
    <style:style style:name="P34" style:family="paragraph" style:parent-style-name="Text_20_body" style:list-style-name="L3">
      <style:text-properties officeooo:paragraph-rsid="006e497e"/>
    </style:style>
    <style:style style:name="P35" style:family="paragraph" style:parent-style-name="Text_20_body" style:list-style-name="L3">
      <style:text-properties officeooo:rsid="0068f3c6" officeooo:paragraph-rsid="0068f3c6"/>
    </style:style>
    <style:style style:name="P36" style:family="paragraph" style:parent-style-name="Text_20_body" style:list-style-name="L3">
      <style:text-properties officeooo:rsid="006b80fc" officeooo:paragraph-rsid="006b80fc"/>
    </style:style>
    <style:style style:name="P37" style:family="paragraph" style:parent-style-name="Text_20_body" style:list-style-name="L4">
      <style:text-properties officeooo:rsid="00700abb" officeooo:paragraph-rsid="00700abb"/>
    </style:style>
    <style:style style:name="P38" style:family="paragraph" style:parent-style-name="Text_20_body" style:list-style-name="L4">
      <style:text-properties officeooo:rsid="00700abb" officeooo:paragraph-rsid="0071aca9"/>
    </style:style>
    <style:style style:name="P39" style:family="paragraph" style:parent-style-name="Text_20_body" style:list-style-name="L4">
      <style:text-properties officeooo:rsid="00707085" officeooo:paragraph-rsid="00707085"/>
    </style:style>
    <style:style style:name="P40" style:family="paragraph" style:parent-style-name="Text_20_body" style:list-style-name="L4">
      <style:text-properties officeooo:rsid="00709e14" officeooo:paragraph-rsid="00709e14"/>
    </style:style>
    <style:style style:name="P41" style:family="paragraph" style:parent-style-name="Text_20_body" style:list-style-name="L4">
      <style:text-properties officeooo:rsid="0072ae8f" officeooo:paragraph-rsid="0072ae8f"/>
    </style:style>
    <style:style style:name="P42" style:family="paragraph" style:parent-style-name="Text_20_body" style:list-style-name="L4">
      <style:text-properties officeooo:rsid="0073e693" officeooo:paragraph-rsid="0073e693"/>
    </style:style>
    <style:style style:name="P43" style:family="paragraph" style:parent-style-name="Text_20_body" style:list-style-name="L4">
      <style:text-properties officeooo:rsid="0073e693" officeooo:paragraph-rsid="00764a02"/>
    </style:style>
    <style:style style:name="P44" style:family="paragraph" style:parent-style-name="Text_20_body" style:list-style-name="L4">
      <style:text-properties officeooo:rsid="0073e693" officeooo:paragraph-rsid="007dd04d"/>
    </style:style>
    <style:style style:name="P45" style:family="paragraph" style:parent-style-name="Text_20_body" style:list-style-name="L4">
      <style:text-properties officeooo:rsid="0073e693" officeooo:paragraph-rsid="007d2211"/>
    </style:style>
    <style:style style:name="P46" style:family="paragraph" style:parent-style-name="Text_20_body" style:list-style-name="L4">
      <style:text-properties officeooo:rsid="0073e693" officeooo:paragraph-rsid="00823bf5"/>
    </style:style>
    <style:style style:name="P47" style:family="paragraph" style:parent-style-name="Text_20_body" style:list-style-name="L4">
      <style:text-properties officeooo:rsid="0073e693" officeooo:paragraph-rsid="0083d0c9"/>
    </style:style>
    <style:style style:name="P48" style:family="paragraph" style:parent-style-name="Text_20_body" style:list-style-name="L4">
      <style:text-properties officeooo:rsid="0073e693" officeooo:paragraph-rsid="007bc6a3"/>
    </style:style>
    <style:style style:name="P49" style:family="paragraph" style:parent-style-name="Text_20_body" style:list-style-name="L4">
      <style:text-properties officeooo:rsid="00795d9e" officeooo:paragraph-rsid="00795d9e"/>
    </style:style>
    <style:style style:name="P50" style:family="paragraph" style:parent-style-name="Text_20_body" style:list-style-name="L4">
      <style:text-properties officeooo:rsid="00795d9e" officeooo:paragraph-rsid="007dd04d"/>
    </style:style>
    <style:style style:name="P51" style:family="paragraph" style:parent-style-name="Text_20_body" style:list-style-name="L4">
      <style:text-properties officeooo:rsid="007dd04d" officeooo:paragraph-rsid="007dd04d"/>
    </style:style>
    <style:style style:name="P52" style:family="paragraph" style:parent-style-name="Text_20_body" style:list-style-name="L4">
      <style:text-properties officeooo:rsid="0085db4b" officeooo:paragraph-rsid="0085db4b"/>
    </style:style>
    <style:style style:name="P53" style:family="paragraph" style:parent-style-name="Text_20_body" style:list-style-name="L4">
      <style:text-properties officeooo:rsid="00806d18" officeooo:paragraph-rsid="00806d18"/>
    </style:style>
    <style:style style:name="P54" style:family="paragraph" style:parent-style-name="Text_20_body" style:list-style-name="L4">
      <style:text-properties officeooo:rsid="007bc6a3" officeooo:paragraph-rsid="007bc6a3"/>
    </style:style>
    <style:style style:name="P55" style:family="paragraph" style:parent-style-name="Text_20_body" style:list-style-name="L4">
      <style:text-properties officeooo:rsid="007d2211" officeooo:paragraph-rsid="007d2211"/>
    </style:style>
    <style:style style:name="P56" style:family="paragraph" style:parent-style-name="Text_20_body" style:list-style-name="L5">
      <style:text-properties officeooo:rsid="0083d0c9" officeooo:paragraph-rsid="0083d0c9"/>
    </style:style>
    <style:style style:name="P57" style:family="paragraph" style:parent-style-name="Text_20_body">
      <style:text-properties officeooo:paragraph-rsid="008efcd4"/>
    </style:style>
    <style:style style:name="P58" style:family="paragraph" style:parent-style-name="Text_20_body">
      <style:text-properties officeooo:paragraph-rsid="006595c5"/>
    </style:style>
    <style:style style:name="P59" style:family="paragraph" style:parent-style-name="Text_20_body">
      <style:text-properties officeooo:rsid="00934736" officeooo:paragraph-rsid="00d6fa4f"/>
    </style:style>
    <style:style style:name="P60" style:family="paragraph" style:parent-style-name="Text_20_body">
      <style:text-properties officeooo:rsid="00937bd9" officeooo:paragraph-rsid="00d6fa4f"/>
    </style:style>
    <style:style style:name="P61" style:family="paragraph" style:parent-style-name="Text_20_body">
      <style:text-properties officeooo:rsid="00974ba3" officeooo:paragraph-rsid="00d6fa4f"/>
    </style:style>
    <style:style style:name="P62" style:family="paragraph" style:parent-style-name="Text_20_body">
      <style:text-properties officeooo:rsid="0098ad9c" officeooo:paragraph-rsid="00d6fa4f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officeooo:rsid="0098ad9c" officeooo:paragraph-rsid="00d6fa4f"/>
    </style:style>
    <style:style style:name="P64" style:family="paragraph" style:parent-style-name="Text_20_body">
      <style:text-properties officeooo:rsid="00998d49" officeooo:paragraph-rsid="00d6fa4f"/>
    </style:style>
    <style:style style:name="P65" style:family="paragraph" style:parent-style-name="Text_20_body">
      <style:text-properties officeooo:rsid="0099ae74" officeooo:paragraph-rsid="00d6fa4f"/>
    </style:style>
    <style:style style:name="P66" style:family="paragraph" style:parent-style-name="Text_20_body">
      <style:text-properties officeooo:rsid="009b3403" officeooo:paragraph-rsid="00d6fa4f"/>
    </style:style>
    <style:style style:name="P67" style:family="paragraph" style:parent-style-name="Text_20_body">
      <style:text-properties officeooo:rsid="009bed08" officeooo:paragraph-rsid="00d6fa4f"/>
    </style:style>
    <style:style style:name="P68" style:family="paragraph" style:parent-style-name="Text_20_body">
      <style:text-properties officeooo:rsid="009d4a01" officeooo:paragraph-rsid="00d6fa4f"/>
    </style:style>
    <style:style style:name="P69" style:family="paragraph" style:parent-style-name="Text_20_body">
      <style:text-properties officeooo:rsid="00a33fcb" officeooo:paragraph-rsid="00d6fa4f"/>
    </style:style>
    <style:style style:name="P70" style:family="paragraph" style:parent-style-name="Text_20_body">
      <style:text-properties style:text-underline-style="solid" style:text-underline-width="auto" style:text-underline-color="font-color" officeooo:rsid="00a33fcb" officeooo:paragraph-rsid="00d6fa4f"/>
    </style:style>
    <style:style style:name="P71" style:family="paragraph" style:parent-style-name="Text_20_body">
      <style:text-properties style:text-underline-style="solid" style:text-underline-width="auto" style:text-underline-color="font-color" officeooo:rsid="00a3c7e4" officeooo:paragraph-rsid="00d6fa4f"/>
    </style:style>
    <style:style style:name="P72" style:family="paragraph" style:parent-style-name="Text_20_body">
      <style:text-properties officeooo:rsid="00a9cfec" officeooo:paragraph-rsid="00d6fa4f"/>
    </style:style>
    <style:style style:name="P73" style:family="paragraph" style:parent-style-name="Text_20_body" style:list-style-name="L13">
      <style:text-properties officeooo:rsid="00675837" officeooo:paragraph-rsid="00d6fa4f"/>
    </style:style>
    <style:style style:name="P74" style:family="paragraph" style:parent-style-name="Text_20_body" style:list-style-name="L13">
      <style:text-properties officeooo:rsid="00ac1bb2" officeooo:paragraph-rsid="00daf568"/>
    </style:style>
    <style:style style:name="P75" style:family="paragraph" style:parent-style-name="Text_20_body" style:list-style-name="L13">
      <style:text-properties officeooo:rsid="00adfb79" officeooo:paragraph-rsid="00daf568"/>
    </style:style>
    <style:style style:name="P76" style:family="paragraph" style:parent-style-name="Text_20_body" style:list-style-name="L13">
      <style:text-properties officeooo:rsid="00afda3b" officeooo:paragraph-rsid="00d6fa4f"/>
    </style:style>
    <style:style style:name="P77" style:family="paragraph" style:parent-style-name="Text_20_body" style:list-style-name="L13">
      <style:text-properties officeooo:rsid="00b1150d" officeooo:paragraph-rsid="00de711b"/>
    </style:style>
    <style:style style:name="P78" style:family="paragraph" style:parent-style-name="Text_20_body">
      <style:text-properties officeooo:rsid="00b32a3c" officeooo:paragraph-rsid="00b32a3c"/>
    </style:style>
    <style:style style:name="P79" style:family="paragraph" style:parent-style-name="Text_20_body">
      <style:text-properties officeooo:rsid="00b41628" officeooo:paragraph-rsid="00b41628"/>
    </style:style>
    <style:style style:name="P80" style:family="paragraph" style:parent-style-name="Text_20_body" style:list-style-name="L7">
      <style:text-properties officeooo:rsid="00b6148f" officeooo:paragraph-rsid="00b6148f"/>
    </style:style>
    <style:style style:name="P81" style:family="paragraph" style:parent-style-name="Text_20_body" style:list-style-name="L5">
      <style:text-properties officeooo:rsid="00b9c663" officeooo:paragraph-rsid="00b9c663"/>
    </style:style>
    <style:style style:name="P82" style:family="paragraph" style:parent-style-name="Text_20_body" style:list-style-name="L7">
      <style:text-properties officeooo:rsid="00ba05b8" officeooo:paragraph-rsid="00ba05b8"/>
    </style:style>
    <style:style style:name="P83" style:family="paragraph" style:parent-style-name="Text_20_body">
      <style:text-properties officeooo:rsid="00bd3e25" officeooo:paragraph-rsid="00bd3e25"/>
    </style:style>
    <style:style style:name="P84" style:family="paragraph" style:parent-style-name="Text_20_body" style:list-style-name="L6">
      <style:text-properties officeooo:rsid="00bd3e25" officeooo:paragraph-rsid="00cfee6b"/>
    </style:style>
    <style:style style:name="P85" style:family="paragraph" style:parent-style-name="Text_20_body" style:list-style-name="L6">
      <style:text-properties officeooo:rsid="00bfe522" officeooo:paragraph-rsid="00bfe522"/>
    </style:style>
    <style:style style:name="P86" style:family="paragraph" style:parent-style-name="Text_20_body" style:list-style-name="L6">
      <style:text-properties officeooo:rsid="00c06dfa" officeooo:paragraph-rsid="00d042af"/>
    </style:style>
    <style:style style:name="P87" style:family="paragraph" style:parent-style-name="Text_20_body">
      <style:text-properties officeooo:rsid="00c1ce10" officeooo:paragraph-rsid="00c61b1c"/>
    </style:style>
    <style:style style:name="P88" style:family="paragraph" style:parent-style-name="Text_20_body" style:list-style-name="L8">
      <style:text-properties officeooo:rsid="00c1ce10" officeooo:paragraph-rsid="00c61b1c"/>
    </style:style>
    <style:style style:name="P89" style:family="paragraph" style:parent-style-name="Text_20_body">
      <style:text-properties officeooo:rsid="00c2adf8" officeooo:paragraph-rsid="00d34317"/>
    </style:style>
    <style:style style:name="P90" style:family="paragraph" style:parent-style-name="Text_20_body">
      <style:text-properties officeooo:rsid="00c37d08" officeooo:paragraph-rsid="00d34317"/>
    </style:style>
    <style:style style:name="P91" style:family="paragraph" style:parent-style-name="Text_20_body">
      <style:text-properties style:font-name="Arial1" fo:font-size="10pt" officeooo:rsid="00c46e6a" officeooo:paragraph-rsid="00d34317" style:font-size-asian="10pt" style:font-size-complex="10pt"/>
    </style:style>
    <style:style style:name="P92" style:family="paragraph" style:parent-style-name="Text_20_body">
      <style:text-properties officeooo:rsid="00c7d2a7" officeooo:paragraph-rsid="00c7d2a7"/>
    </style:style>
    <style:style style:name="P93" style:family="paragraph" style:parent-style-name="Text_20_body">
      <style:text-properties officeooo:rsid="00c7f28d" officeooo:paragraph-rsid="00c7f28d"/>
    </style:style>
    <style:style style:name="P94" style:family="paragraph" style:parent-style-name="Text_20_body" style:list-style-name="L7">
      <style:text-properties officeooo:paragraph-rsid="00ba05b8"/>
    </style:style>
    <style:style style:name="P95" style:family="paragraph" style:parent-style-name="Text_20_body">
      <style:text-properties officeooo:paragraph-rsid="007bc6a3"/>
    </style:style>
    <style:style style:name="P96" style:family="paragraph" style:parent-style-name="Text_20_body" style:list-style-name="L7">
      <style:text-properties officeooo:rsid="00ca5c5f" officeooo:paragraph-rsid="00ca5c5f"/>
    </style:style>
    <style:style style:name="P97" style:family="paragraph" style:parent-style-name="Text_20_body" style:list-style-name="L9">
      <style:text-properties officeooo:paragraph-rsid="00d34317"/>
    </style:style>
    <style:style style:name="P98" style:family="paragraph" style:parent-style-name="Text_20_body" style:list-style-name="L10">
      <style:text-properties officeooo:paragraph-rsid="00d34317"/>
    </style:style>
    <style:style style:name="P99" style:family="paragraph" style:parent-style-name="Text_20_body" style:list-style-name="L11">
      <style:text-properties officeooo:paragraph-rsid="00d34317"/>
    </style:style>
    <style:style style:name="P100" style:family="paragraph" style:parent-style-name="Text_20_body">
      <style:text-properties officeooo:paragraph-rsid="00d6fa4f"/>
    </style:style>
    <style:style style:name="P101" style:family="paragraph" style:parent-style-name="Text_20_body" style:list-style-name="L12">
      <style:text-properties officeooo:paragraph-rsid="00d7266a"/>
    </style:style>
    <style:style style:name="P102" style:family="paragraph" style:parent-style-name="Text_20_body">
      <style:text-properties officeooo:paragraph-rsid="00d7266a"/>
    </style:style>
    <style:style style:name="P103" style:family="paragraph" style:parent-style-name="Text_20_body" style:list-style-name="L13">
      <style:text-properties officeooo:rsid="00daf568" officeooo:paragraph-rsid="00daf568"/>
    </style:style>
    <style:style style:name="P104" style:family="paragraph" style:parent-style-name="Text_20_body" style:list-style-name="L13">
      <style:text-properties officeooo:rsid="00dbda20" officeooo:paragraph-rsid="00dbda20"/>
    </style:style>
    <style:style style:name="P105" style:family="paragraph" style:parent-style-name="Text_20_body" style:list-style-name="L13">
      <style:text-properties officeooo:rsid="00dc9f3d" officeooo:paragraph-rsid="00dc9f3d"/>
    </style:style>
    <style:style style:name="T1" style:family="text">
      <style:text-properties officeooo:rsid="0032e353"/>
    </style:style>
    <style:style style:name="T2" style:family="text">
      <style:text-properties officeooo:rsid="0060ced8"/>
    </style:style>
    <style:style style:name="T3" style:family="text">
      <style:text-properties officeooo:rsid="0018e4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8d7320" style:font-style-asian="italic" style:font-style-complex="italic"/>
    </style:style>
    <style:style style:name="T6" style:family="text">
      <style:text-properties fo:font-style="italic" officeooo:rsid="009554cf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officeooo:rsid="003164ad"/>
    </style:style>
    <style:style style:name="T9" style:family="text">
      <style:text-properties officeooo:rsid="0032def4"/>
    </style:style>
    <style:style style:name="T10" style:family="text">
      <style:text-properties officeooo:rsid="005e577b"/>
    </style:style>
    <style:style style:name="T11" style:family="text">
      <style:text-properties officeooo:rsid="00602fd9"/>
    </style:style>
    <style:style style:name="T12" style:family="text">
      <style:text-properties officeooo:rsid="0067aee5"/>
    </style:style>
    <style:style style:name="T13" style:family="text">
      <style:text-properties officeooo:rsid="0068f3c6"/>
    </style:style>
    <style:style style:name="T14" style:family="text">
      <style:text-properties officeooo:rsid="006a0d82"/>
    </style:style>
    <style:style style:name="T15" style:family="text">
      <style:text-properties officeooo:rsid="006a594d"/>
    </style:style>
    <style:style style:name="T16" style:family="text">
      <style:text-properties officeooo:rsid="006c734e"/>
    </style:style>
    <style:style style:name="T17" style:family="text">
      <style:text-properties officeooo:rsid="006e497e"/>
    </style:style>
    <style:style style:name="T18" style:family="text">
      <style:text-properties officeooo:rsid="006f57fe"/>
    </style:style>
    <style:style style:name="T19" style:family="text">
      <style:text-properties officeooo:rsid="00700abb"/>
    </style:style>
    <style:style style:name="T20" style:family="text">
      <style:text-properties officeooo:rsid="0073ed57"/>
    </style:style>
    <style:style style:name="T21" style:family="text">
      <style:text-properties officeooo:rsid="0073fc74"/>
    </style:style>
    <style:style style:name="T22" style:family="text">
      <style:text-properties officeooo:rsid="0075ac8b"/>
    </style:style>
    <style:style style:name="T23" style:family="text">
      <style:text-properties officeooo:rsid="00764a02"/>
    </style:style>
    <style:style style:name="T24" style:family="text">
      <style:text-properties officeooo:rsid="00795550"/>
    </style:style>
    <style:style style:name="T25" style:family="text">
      <style:text-properties officeooo:rsid="007a0966"/>
    </style:style>
    <style:style style:name="T26" style:family="text">
      <style:text-properties officeooo:rsid="007bc6a3"/>
    </style:style>
    <style:style style:name="T27" style:family="text">
      <style:text-properties officeooo:rsid="007d2211"/>
    </style:style>
    <style:style style:name="T28" style:family="text">
      <style:text-properties officeooo:rsid="007f15e3"/>
    </style:style>
    <style:style style:name="T29" style:family="text">
      <style:text-properties officeooo:rsid="00806d18"/>
    </style:style>
    <style:style style:name="T30" style:family="text">
      <style:text-properties officeooo:rsid="00814cdc"/>
    </style:style>
    <style:style style:name="T31" style:family="text">
      <style:text-properties officeooo:rsid="0081ef96"/>
    </style:style>
    <style:style style:name="T32" style:family="text">
      <style:text-properties officeooo:rsid="00823bf5"/>
    </style:style>
    <style:style style:name="T33" style:family="text">
      <style:text-properties officeooo:rsid="0083d0c9"/>
    </style:style>
    <style:style style:name="T34" style:family="text">
      <style:text-properties officeooo:rsid="0084bb0f"/>
    </style:style>
    <style:style style:name="T35" style:family="text">
      <style:text-properties officeooo:rsid="0086eaea"/>
    </style:style>
    <style:style style:name="T36" style:family="text">
      <style:text-properties officeooo:rsid="0088b9a8"/>
    </style:style>
    <style:style style:name="T37" style:family="text">
      <style:text-properties officeooo:rsid="0088f195"/>
    </style:style>
    <style:style style:name="T38" style:family="text">
      <style:text-properties officeooo:rsid="0090a88a"/>
    </style:style>
    <style:style style:name="T39" style:family="text">
      <style:text-properties officeooo:rsid="00937bd9"/>
    </style:style>
    <style:style style:name="T40" style:family="text">
      <style:text-properties officeooo:rsid="009a4ccf"/>
    </style:style>
    <style:style style:name="T41" style:family="text">
      <style:text-properties officeooo:rsid="009ec388"/>
    </style:style>
    <style:style style:name="T42" style:family="text">
      <style:text-properties officeooo:rsid="00a080b6"/>
    </style:style>
    <style:style style:name="T43" style:family="text">
      <style:text-properties officeooo:rsid="00a193f8"/>
    </style:style>
    <style:style style:name="T44" style:family="text">
      <style:text-properties officeooo:rsid="00a7e6f0"/>
    </style:style>
    <style:style style:name="T45" style:family="text">
      <style:text-properties officeooo:rsid="00a9cfec"/>
    </style:style>
    <style:style style:name="T46" style:family="text">
      <style:text-properties officeooo:rsid="00675837"/>
    </style:style>
    <style:style style:name="T47" style:family="text">
      <style:text-properties officeooo:rsid="00aa35d1"/>
    </style:style>
    <style:style style:name="T48" style:family="text">
      <style:text-properties officeooo:rsid="00aef4d9"/>
    </style:style>
    <style:style style:name="T49" style:family="text">
      <style:text-properties officeooo:rsid="00b41628"/>
    </style:style>
    <style:style style:name="T50" style:family="text">
      <style:text-properties officeooo:rsid="00b6fdff"/>
    </style:style>
    <style:style style:name="T51" style:family="text">
      <style:text-properties officeooo:rsid="00b7f95d"/>
    </style:style>
    <style:style style:name="T52" style:family="text">
      <style:text-properties officeooo:rsid="00ba05b8"/>
    </style:style>
    <style:style style:name="T53" style:family="text">
      <style:text-properties officeooo:rsid="00ba5af3"/>
    </style:style>
    <style:style style:name="T54" style:family="text">
      <style:text-properties officeooo:rsid="00bb7da6"/>
    </style:style>
    <style:style style:name="T55" style:family="text">
      <style:text-properties officeooo:rsid="00bd3e25"/>
    </style:style>
    <style:style style:name="T56" style:family="text">
      <style:text-properties officeooo:rsid="00be0436"/>
    </style:style>
    <style:style style:name="T57" style:family="text">
      <style:text-properties officeooo:rsid="00bfe522"/>
    </style:style>
    <style:style style:name="T58" style:family="text">
      <style:text-properties officeooo:rsid="00c06dfa"/>
    </style:style>
    <style:style style:name="T59" style:family="text">
      <style:text-properties officeooo:rsid="00c37d08"/>
    </style:style>
    <style:style style:name="T60" style:family="text">
      <style:text-properties officeooo:rsid="00c61b1c"/>
    </style:style>
    <style:style style:name="T61" style:family="text">
      <style:text-properties officeooo:rsid="00c6c58c"/>
    </style:style>
    <style:style style:name="T62" style:family="text">
      <style:text-properties officeooo:rsid="00c7d2a7"/>
    </style:style>
    <style:style style:name="T63" style:family="text">
      <style:text-properties officeooo:rsid="00c9fb3d"/>
    </style:style>
    <style:style style:name="T64" style:family="text">
      <style:text-properties officeooo:rsid="00ca8310"/>
    </style:style>
    <style:style style:name="T65" style:family="text">
      <style:text-properties officeooo:rsid="00ca9987"/>
    </style:style>
    <style:style style:name="T66" style:family="text">
      <style:text-properties officeooo:rsid="00cdef30"/>
    </style:style>
    <style:style style:name="T67" style:family="text">
      <style:text-properties officeooo:rsid="00cfddee"/>
    </style:style>
    <style:style style:name="T68" style:family="text">
      <style:text-properties officeooo:rsid="00cfee6b"/>
    </style:style>
    <style:style style:name="T69" style:family="text">
      <style:text-properties officeooo:rsid="00d042af"/>
    </style:style>
    <style:style style:name="T70" style:family="text">
      <style:text-properties officeooo:rsid="00d1a364"/>
    </style:style>
    <style:style style:name="T71" style:family="text">
      <style:text-properties officeooo:rsid="00d2f462"/>
    </style:style>
    <style:style style:name="T72" style:family="text">
      <style:text-properties officeooo:rsid="00d34317"/>
    </style:style>
    <style:style style:name="T73" style:family="text">
      <style:text-properties style:font-name="Arial1" fo:font-size="10pt" officeooo:rsid="00c46e6a" style:font-size-asian="10pt" style:font-size-complex="10pt"/>
    </style:style>
    <style:style style:name="T74" style:family="text">
      <style:text-properties style:font-name="Arial1" fo:font-size="10pt" officeooo:rsid="00c5daaa" style:font-size-asian="10pt" style:font-size-complex="10pt"/>
    </style:style>
    <style:style style:name="T75" style:family="text">
      <style:text-properties style:font-name="Arial1" fo:font-size="10pt" officeooo:rsid="00d34317" style:font-size-asian="10pt" style:font-size-complex="10pt"/>
    </style:style>
    <style:style style:name="T76" style:family="text">
      <style:text-properties style:font-name="Arial1" fo:font-size="10pt" officeooo:rsid="00d372b9" style:font-size-asian="10pt" style:font-size-complex="10pt"/>
    </style:style>
    <style:style style:name="T77" style:family="text">
      <style:text-properties officeooo:rsid="00d3dfcf"/>
    </style:style>
    <style:style style:name="T78" style:family="text">
      <style:text-properties officeooo:rsid="00d3e64f"/>
    </style:style>
    <style:style style:name="T79" style:family="text">
      <style:text-properties officeooo:rsid="00d7266a"/>
    </style:style>
    <style:style style:name="T80" style:family="text">
      <style:text-properties officeooo:rsid="00d8bc85"/>
    </style:style>
    <style:style style:name="T81" style:family="text">
      <style:text-properties officeooo:rsid="00d9b3ca"/>
    </style:style>
    <style:style style:name="T82" style:family="text">
      <style:text-properties officeooo:rsid="00daf568"/>
    </style:style>
    <style:style style:name="T83" style:family="text">
      <style:text-properties officeooo:rsid="00dbda20"/>
    </style:style>
    <style:style style:name="T84" style:family="text">
      <style:text-properties officeooo:rsid="00dc0537"/>
    </style:style>
    <style:style style:name="T85" style:family="text">
      <style:text-properties officeooo:rsid="00dc9f3d"/>
    </style:style>
    <style:style style:name="T86" style:family="text">
      <style:text-properties officeooo:rsid="00ddf2c2"/>
    </style:style>
    <style:style style:name="T87" style:family="text">
      <style:text-properties officeooo:rsid="00de711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Wizards &amp; Dices</text:p>
      <text:p text:style-name="Text_20_body"/>
      <text:p text:style-name="P5">Compte-rendu de réunion<text:line-break/><text:span text:style-name="T10">J</text:span><text:span text:style-name="T8">alon </text:span><text:span text:style-name="T10">3 et suite du projet</text:span></text:p>
      <text:p text:style-name="P4"/>
      <text:p text:style-name="Text_20_body"/>
      <text:p text:style-name="Text_20_body"/>
      <text:p text:style-name="P8"/>
      <text:p text:style-name="Text_20_body"/>
      <text:p text:style-name="P7"><text:span text:style-name="T7"><text:s text:c="2"/></text:span>Membres présents :</text:p>
      <text:list text:style-name="L1">
        <text:list-item>
          <text:p text:style-name="P32">Loïs ALLAIRE<text:tab/><text:tab/><text:span text:style-name="T4">OUI </text:span><text:span text:style-name="T5">(</text:span><text:span text:style-name="T6">léger </text:span><text:span text:style-name="T5">retard)</text:span></text:p>
        </text:list-item>
        <text:list-item>
          <text:p text:style-name="P32">Hugo CLAMOND<text:tab/><text:span text:style-name="T4">OUI</text:span></text:p>
        </text:list-item>
        <text:list-item>
          <text:p text:style-name="P32">Axel MOURILLON<text:tab/><text:span text:style-name="T4">OUI</text:span></text:p>
        </text:list-item>
        <text:list-item>
          <text:p text:style-name="P32">Arthur YANG<text:tab/><text:tab/><text:span text:style-name="T4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7"><text:a xlink:type="simple" xlink:href="#__RefHeading___Toc263_1510177236%20Copie%201" text:style-name="Index_20_Link" text:visited-style-name="Index_20_Link">Étude technique<text:tab/>1</text:a></text:p>
          <text:p text:style-name="P18"><text:a xlink:type="simple" xlink:href="#__RefHeading___Toc279_1510177236%20Copie%201" text:style-name="Index_20_Link" text:visited-style-name="Index_20_Link">Premier cas : Git LFS<text:tab/>1</text:a></text:p>
          <text:p text:style-name="P18"><text:a xlink:type="simple" xlink:href="#__RefHeading___Toc279_1510177236%20Copie%202" text:style-name="Index_20_Link" text:visited-style-name="Index_20_Link">Continuité<text:tab/>1</text:a></text:p>
          <text:p text:style-name="P17"><text:a xlink:type="simple" xlink:href="#__RefHeading___Toc263_1510177236" text:style-name="Index_20_Link" text:visited-style-name="Index_20_Link">Affiche du jalon 3<text:tab/>2</text:a></text:p>
          <text:p text:style-name="P18"><text:a xlink:type="simple" xlink:href="#__RefHeading___Toc277_1510177236" text:style-name="Index_20_Link" text:visited-style-name="Index_20_Link">État des lieux<text:tab/>2</text:a></text:p>
          <text:p text:style-name="P18"><text:a xlink:type="simple" xlink:href="#__RefHeading___Toc279_1510177236" text:style-name="Index_20_Link" text:visited-style-name="Index_20_Link">Améliorations<text:tab/>2</text:a></text:p>
          <text:p text:style-name="P17"><text:a xlink:type="simple" xlink:href="#__RefHeading___Toc263_1510177236%20Copie%201%20Copie%201" text:style-name="Index_20_Link" text:visited-style-name="Index_20_Link">Suite du projet : documentations et prises d'informations<text:tab/>3</text:a></text:p>
          <text:p text:style-name="P18"><text:a xlink:type="simple" xlink:href="#__RefHeading___Toc279_1510177236%20Copie%201%20Copie%201" text:style-name="Index_20_Link" text:visited-style-name="Index_20_Link">Planning prévisionnel et organisationnel<text:tab/>3</text:a></text:p>
          <text:p text:style-name="P18"><text:a xlink:type="simple" xlink:href="#__RefHeading___Toc279_1510177236%20Copie%202%20Copie%201%20Copie%201" text:style-name="Index_20_Link" text:visited-style-name="Index_20_Link">Modification et changement dans le planning<text:tab/>4</text:a></text:p>
          <text:p text:style-name="P18"><text:a xlink:type="simple" xlink:href="#__RefHeading___Toc279_1510177236%20Copie%202%20Copie%201" text:style-name="Index_20_Link" text:visited-style-name="Index_20_Link">Suite du projet<text:tab/>4</text:a></text:p>
          <text:p text:style-name="P17"><text:a xlink:type="simple" xlink:href="#__RefHeading___Toc263_1510177236%20Copie%202%20Copie%201" text:style-name="Index_20_Link" text:visited-style-name="Index_20_Link">Prochaine réunion<text:tab/>5</text:a></text:p>
          <text:p text:style-name="P18"><text:a xlink:type="simple" xlink:href="#__RefHeading___Toc289_1510177236" text:style-name="Index_20_Link" text:visited-style-name="Index_20_Link">Date<text:tab/>5</text:a></text:p>
          <text:p text:style-name="P18"><text:a xlink:type="simple" xlink:href="#__RefHeading___Toc291_1510177236" text:style-name="Index_20_Link" text:visited-style-name="Index_20_Link">Ordre du jour<text:tab/>5</text:a></text:p>
          <text:p text:style-name="P18"><text:a xlink:type="simple" xlink:href="#__RefHeading___Toc291_1510177236%20Copie%201" text:style-name="Index_20_Link" text:visited-style-name="Index_20_Link">Devoirs<text:tab/>5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P6">Le : <text:span text:style-name="T11">Samedi 7</text:span><text:span text:style-name="T9"> décembre 2024</text:span></text:p>
      <text:p text:style-name="Text_20_body"/>
      <text:h text:style-name="P20" text:outline-level="1"><text:bookmark-start text:name="__RefHeading___Toc263_1510177236 Copie 1"/>Étude technique<text:bookmark-end text:name="__RefHeading___Toc263_1510177236 Copie 1"/></text:h>
      <text:h text:style-name="P24" text:outline-level="2"><text:bookmark-start text:name="__RefHeading___Toc279_1510177236 Copie 1"/>Premier cas : Git LFS<text:bookmark-end text:name="__RefHeading___Toc279_1510177236 Copie 1"/></text:h>
      <text:p text:style-name="P68">Informations détaillés : GestionDeProjet\GestionInterne<text:span text:style-name="T41">\presentationGitLFS.odt</text:span></text:p>
      <text:p text:style-name="P59">Git LFS ⇒ extension de Git pour gérer les fichiers volumineux ou binaire<text:span text:style-name="T39">s</text:span></text:p>
      <text:p text:style-name="P59"/>
      <text:p text:style-name="P70">Avantages :</text:p>
      <text:p text:style-name="P60">Nécessaire pour tout les fichiers supérieurs à 100 Mo</text:p>
      <text:p text:style-name="P61">Peut engendrer des problèmes de perf et de fragmentation</text:p>
      <text:p text:style-name="P61"/>
      <text:p text:style-name="P70">Inconvénients :</text:p>
      <text:p text:style-name="P62">Question du quota : voir avec M. DUCHEMIN si problème</text:p>
      <text:p text:style-name="P63"><text:span text:style-name="T42">Mail : </text:span><text:span text:style-name="T43">à F. DUCHEMIN</text:span></text:p>
      <text:p text:style-name="P64">Installation de Git LFS local</text:p>
      <text:p text:style-name="P65">Fichiers gérés dans un fichier « .gitattribute<text:span text:style-name="T40">s »</text:span></text:p>
      <text:p text:style-name="P66">Dépendance à Git LFS : nécessaire pour cloner le repo sur une nouvelle machine</text:p>
      <text:p text:style-name="P67">Niveau de connexion internet minimale nécessaire </text:p>
      <text:p text:style-name="P67"/>
      <text:p text:style-name="P71">À retenir :</text:p>
      <text:p text:style-name="P69">Planifier l’utilisation de Git LFS </text:p>
      <text:p text:style-name="P67"/>
      <text:p text:style-name="P100"/>
      <text:h text:style-name="P25" text:outline-level="2"><text:bookmark-start text:name="__RefHeading___Toc279_1510177236 Copie 2"/>Continuité<text:bookmark-end text:name="__RefHeading___Toc279_1510177236 Copie 2"/></text:h>
      <text:p text:style-name="P69">Git LFS :</text:p>
      <text:list text:style-name="L12">
        <text:list-header>
          <text:p text:style-name="P101"><text:span text:style-name="T79">Solution ayant plus d’inconvénient que d’avantage en l’état actuel de notre projet</text:span></text:p>
          <text:p text:style-name="P101"><text:span text:style-name="T79">⇒ Potentiellement utile</text:span><text:span text:style-name="T44">, mais pas </text:span><text:span text:style-name="T79">à ce stade </text:span></text:p>
        </text:list-header>
      </text:list>
      <text:p text:style-name="P102"/>
      <text:p text:style-name="P72"><text:span text:style-name="T80">Infrastructure à un</text:span><text:span text:style-name="T86">e</text:span><text:span text:style-name="T80"> échelle de m</text:span>aquette : </text:p>
      <text:list xml:id="list2945428656" text:style-name="L13">
        <text:list-item>
          <text:p text:style-name="P73"><text:span text:style-name="T80">H</text:span>aute disponibilité <text:span text:style-name="T80">théorique :</text:span> 24/7 théoriquement possible, <text:span text:style-name="T45">pas forcément </text:span><text:span text:style-name="T80">appliqué dans les faits, notamment pour des raisons de budget</text:span></text:p>
        </text:list-item>
        <text:list-item>
          <text:p text:style-name="P73"><text:span text:style-name="T80">H</text:span>ébergement <text:span text:style-name="T80">des 2 sites distants</text:span> : <text:span text:style-name="T80">chez </text:span><text:span text:style-name="T47">Hugo </text:span><text:span text:style-name="T80">et chez</text:span><text:span text:style-name="T47"> Lois </text:span></text:p>
        </text:list-item>
        <text:list-item>
          <text:p text:style-name="P74"><text:span text:style-name="T81">Gestion de la consommation é</text:span>lectri<text:span text:style-name="T82">que</text:span> : </text:p>
          <text:list>
            <text:list-item>
              <text:p text:style-name="P74"><text:span text:style-name="T82">Implémentation du bot Discord B</text:span>rad<text:span text:style-name="T82">P</text:span>itch </text:p>
            </text:list-item>
            <text:list-item>
              <text:p text:style-name="P74"><text:span text:style-name="T82">Répartissions</text:span> des coûts <text:span text:style-name="T82">sur le Tricount</text:span></text:p>
            </text:list-item>
          </text:list>
        </text:list-item>
        <text:list-item>
          <text:p text:style-name="P75">Mat<text:span text:style-name="T82">ériel (premières idées)</text:span> : </text:p>
          <text:list>
            <text:list-item>
              <text:p text:style-name="P104">Voir les machines qu’Ulysse <text:span text:style-name="T84">JOSSELIN</text:span> pourraient nous fournir</text:p>
            </text:list-item>
            <text:list-item>
              <text:p text:style-name="P75"><text:span text:style-name="T82">P</text:span><text:span text:style-name="T46">as de serv</text:span><text:span text:style-name="T12">eurs</text:span><text:span text:style-name="T46"> rackable</text:span></text:p>
            </text:list-item>
            <text:list-item>
              <text:p text:style-name="P75"><text:span text:style-name="T82">Pas de PC</text:span> tou<text:span text:style-name="T48">rs</text:span></text:p>
              <text:p text:style-name="P103">⇒ <text:span text:style-name="T83">L</text:span>es deux alternatives semblent trop cher pour les besoins de la maquette)</text:p>
            </text:list-item>
          </text:list>
        </text:list-item>
        <text:list-item>
          <text:p text:style-name="P76">Gestion des stocks : </text:p>
          <text:list>
            <text:list-item>
              <text:p text:style-name="P76"><text:span text:style-name="T85">D</text:span><text:span text:style-name="T12">é</text:span><text:span text:style-name="T46">v</text:span><text:span text:style-name="T12">eloppe</text:span><text:span text:style-name="T85">r ou </text:span><text:span text:style-name="T46">déplo</text:span><text:span text:style-name="T85">yer un </text:span><text:span text:style-name="T46">logiciel, </text:span><text:span text:style-name="T85">une </text:span><text:span text:style-name="T46">solution, </text:span><text:span text:style-name="T85">ou n’importe quel </text:span><text:span text:style-name="T46">autre </text:span><text:span text:style-name="T85">outils pour nous assister dans la gestion des</text:span><text:span text:style-name="T46"> stock</text:span><text:span text:style-name="T85">s</text:span></text:p>
              <text:p text:style-name="P105">⇒ En tant donné l’échelle de maquette, l’implémentation sera surement simpliste mais devra être pensé pour être étendue à plus grande échelle</text:p>
            </text:list-item>
            <text:list-item>
              <text:p text:style-name="P77"><text:span text:style-name="T87">G</text:span>estion physique <text:span text:style-name="T87">des stocks</text:span> : <text:span text:style-name="T87">très probablement </text:span>chez <text:span text:style-name="T87">les membres de l’équipe</text:span> </text:p>
              <text:p text:style-name="P77"><text:span text:style-name="T87">⇒ C</text:span>hez le père de Lois : semble adapté <text:span text:style-name="T87">à nos besoins, à reconfirmer </text:span></text:p>
            </text:list-item>
          </text:list>
        </text:list-item>
      </text:list>
      <text:h text:style-name="P19" text:outline-level="1"><text:bookmark-start text:name="__RefHeading___Toc263_1510177236"/>Affiche du jalon 3<text:bookmark-end text:name="__RefHeading___Toc263_1510177236"/></text:h>
      <text:h text:style-name="P23" text:outline-level="2"><text:bookmark-start text:name="__RefHeading___Toc277_1510177236"/>État des lieux<text:bookmark-end text:name="__RefHeading___Toc277_1510177236"/></text:h>
      <text:p text:style-name="P78">P<text:span text:style-name="T49">remière version du p</text:span>lan <text:span text:style-name="T49">de l’affiche :</text:span> prê<text:span text:style-name="T49">t</text:span></text:p>
      <text:p text:style-name="P79">Reprise de la présentation du pitch (jalon 2)</text:p>
      <text:p text:style-name="P57"/>
      <text:p text:style-name="P57"/>
      <text:h text:style-name="P23" text:outline-level="2"><text:bookmark-start text:name="__RefHeading___Toc279_1510177236"/>Améliorations<text:bookmark-end text:name="__RefHeading___Toc279_1510177236"/></text:h>
      <text:p text:style-name="P79">Lundi 09/12/2025 ⇒ prise d’informations auprès de Mme BERGERON</text:p>
      <text:p text:style-name="P57"/>
      <text:p text:style-name="P57"/>
      <text:h text:style-name="P21" text:outline-level="1"><text:bookmark-start text:name="__RefHeading___Toc263_1510177236 Copie 1 Copie 1"/>Suite du projet : documentations et prises d'informations<text:bookmark-end text:name="__RefHeading___Toc263_1510177236 Copie 1 Copie 1"/></text:h>
      <text:h text:style-name="P26" text:outline-level="2"><text:bookmark-start text:name="__RefHeading___Toc279_1510177236 Copie 1 Copie 1"/>Planning prévisionnel et organisationnel<text:bookmark-end text:name="__RefHeading___Toc279_1510177236 Copie 1 Copie 1"/></text:h>
      <text:p text:style-name="P13">Fonctionnement par tâches majeures et sous-tâches, divisées en 2 parties :</text:p>
      <text:list text:style-name="L2">
        <text:list-item>
          <text:p text:style-name="P33">Tâches jalons : imposer par les jalons du GRETA (préparation et livraison de ces jalons)</text:p>
        </text:list-item>
        <text:list-item>
          <text:p text:style-name="P33">Tâches projets : <text:span text:style-name="T16">tâches déterminées par l’équipe projet pour le bon déroulement de celui-ci</text:span></text:p>
        </text:list-item>
      </text:list>
      <text:p text:style-name="P11"/>
      <text:p text:style-name="P11"><text:span text:style-name="T19">Tâches j</text:span><text:span text:style-name="T13">alons, </text:span><text:span text:style-name="T19">ou jalons</text:span><text:span text:style-name="T13"> imposés :</text:span></text:p>
      <text:list text:style-name="L3">
        <text:list-item>
          <text:p text:style-name="P35">Structure par « prêt » et « livré » (ou présenté)</text:p>
        </text:list-item>
        <text:list-item>
          <text:p text:style-name="P35">Visibilité ok jusqu’au jalon 3 inclus <text:span text:style-name="T14">(à part la présentation du jalon 6, </text:span><text:span text:style-name="T15">donnée par Mme BOUVARD</text:span><text:span text:style-name="T14">)</text:span></text:p>
          <text:p text:style-name="P35">Les autres jalons ⇒ premières estimations basées sur nos deadlines</text:p>
        </text:list-item>
        <text:list-item>
          <text:p text:style-name="P36">Rédaction du mémoire : 1 mois prévu, dont 2 semaines sans « tâche projet »</text:p>
        </text:list-item>
        <text:list-item>
          <text:p text:style-name="P34"><text:span text:style-name="T17">Modification à venir, au fur et à mesure que les professeurs nous informerons des dates de rendu, </text:span><text:span text:style-name="T18">surtout pour les jalons 4, 5, 8 et 9</text:span></text:p>
        </text:list-item>
      </text:list>
      <text:p text:style-name="P14">Tâches projets :</text:p>
      <text:list text:style-name="L4">
        <text:list-item>
          <text:p text:style-name="P37">4 tâches majeurs :</text:p>
          <text:list>
            <text:list-item>
              <text:p text:style-name="P37">Documentation, recherches et définition des aspects inconnus</text:p>
            </text:list-item>
            <text:list-item>
              <text:p text:style-name="P37">Proposer des produits et des services</text:p>
            </text:list-item>
            <text:list-item>
              <text:p text:style-name="P37">Créer le site</text:p>
            </text:list-item>
            <text:list-item>
              <text:p text:style-name="P37">Gérer les réseaux sociaux</text:p>
            </text:list-item>
          </text:list>
        </text:list-item>
        <text:list-item>
          <text:p text:style-name="P37">Documentation, recherches et définition des aspects inconnus</text:p>
          <text:list>
            <text:list-item>
              <text:p text:style-name="P39">Documentation, recherches, prises d’informations et synthèse pour aborder les différents du projet à la fois plus sereinement et plus efficacement</text:p>
            </text:list-item>
            <text:list-item>
              <text:p text:style-name="P37">Va voir l’accélération de notre rythme de travail, surtout à partir de 21/12/2024</text:p>
            </text:list-item>
            <text:list-item>
              <text:p text:style-name="P40">Points d’étapes :</text:p>
              <text:list>
                <text:list-item>
                  <text:p text:style-name="P40"><text:span text:style-name="T19">21/12/2024 </text:span>⇒ état d’avancement de nos recherches</text:p>
                </text:list-item>
                <text:list-item>
                  <text:p text:style-name="P40">11<text:span text:style-name="T19">/</text:span>01<text:span text:style-name="T19">/202</text:span>5<text:span text:style-name="T19"> </text:span>⇒ état d’avancement de nos recherches</text:p>
                </text:list-item>
              </text:list>
            </text:list-item>
          </text:list>
        </text:list-item>
        <text:list-item>
          <text:p text:style-name="P38">Proposer des produits et des services</text:p>
          <text:list>
            <text:list-item>
              <text:p text:style-name="P41">Tâche très orientée marketing, gestion des produits, services et stocks liés à ceci</text:p>
            </text:list-item>
            <text:list-item>
              <text:p text:style-name="P42">Première phase : définition de nos ambitions pour les produits et les services </text:p>
            </text:list-item>
            <text:list-item>
              <text:p text:style-name="P49">Deuxième phase : revue de faisabilité, de politique de stockage et de début de préparation des prestations</text:p>
            </text:list-item>
            <text:list-item>
              <text:p text:style-name="P49">Troisième phase : approvisionnement des produits et préparation des services, puis revue des prestations et promotions de celle<text:span text:style-name="T25">s</text:span>-ci</text:p>
            </text:list-item>
            <text:list-item>
              <text:p text:style-name="P42">Points d’étapes :</text:p>
              <text:list>
                <text:list-item>
                  <text:p text:style-name="P43">25/01/2025 ⇒ <text:span text:style-name="T20">direction souhaitée pour les prestations du s</text:span><text:span text:style-name="T24">ite</text:span></text:p>
                </text:list-item>
                <text:list-item>
                  <text:p text:style-name="P43"><text:span text:style-name="T20">22</text:span>/0<text:span text:style-name="T20">2</text:span>/2025 ⇒ <text:span text:style-name="T21">gestion des stocks </text:span><text:span text:style-name="T22">et faisabilité </text:span></text:p>
                </text:list-item>
                <text:list-item>
                  <text:p text:style-name="P42"><text:span text:style-name="T23">19</text:span>/0<text:span text:style-name="T23">4</text:span>/2025 ⇒ <text:span text:style-name="T23">état des prestation du projet</text:span></text:p>
                </text:list-item>
              </text:list>
            </text:list-item>
          </text:list>
        </text:list-item>
        <text:list-item>
          <text:p text:style-name="P38">Créer le site</text:p>
          <text:list>
            <text:list-item>
              <text:p text:style-name="P51">Tâche plus orientée technique, pour le déploiement et la gestion des nos infrastructures virtuelles et physique</text:p>
            </text:list-item>
            <text:list-item>
              <text:p text:style-name="P52">Dernières sous-tâches avant les jalon 7, 8 et 9 : fin prévu le 24/05/2025 <text:span text:style-name="T35">(deux semaines avant le rendu du mémoire </text:span><text:span text:style-name="T37">de projet du jalon 7</text:span><text:span text:style-name="T36">) </text:span></text:p>
            </text:list-item>
            <text:list-item>
              <text:p text:style-name="P44">Première phase : <text:span text:style-name="T28">design du site, préparation des infrastructures réseaux, premiers niveaux de sécurité</text:span></text:p>
            </text:list-item>
            <text:list-item>
              <text:p text:style-name="P50">Deuxième phase : <text:span text:style-name="T29">implémentation du site</text:span></text:p>
              <text:list>
                <text:list-item>
                  <text:p text:style-name="P53">D’abord les fonctionnalités basique → fonction de base d’un site + premiers produits + premiers services + moyen de paiement</text:p>
                </text:list-item>
                <text:list-item>
                  <text:p text:style-name="P53">Puis polissage → ergonomie utilisateurs + fonctionnalités non-essentiels + enrichissement des produits/services</text:p>
                </text:list-item>
              </text:list>
            </text:list-item>
            <text:list-item>
              <text:p text:style-name="P50">Troisième phase : <text:span text:style-name="T30">vérification du respect des normes, sécurisation et </text:span><text:span text:style-name="T31">aspects </text:span><text:span text:style-name="T30">environnement</text:span><text:span text:style-name="T31">aux</text:span></text:p>
            </text:list-item>
            <text:list-item>
              <text:p text:style-name="P45">Points d’étapes :</text:p>
              <text:list>
                <text:list-item>
                  <text:p text:style-name="P45"><text:span text:style-name="T27">01</text:span>/0<text:span text:style-name="T27">2</text:span>/2025 ⇒ <text:span text:style-name="T27">préparatif au déploiement</text:span></text:p>
                </text:list-item>
                <text:list-item>
                  <text:p text:style-name="P46"><text:span text:style-name="T32">15</text:span>/0<text:span text:style-name="T32">3</text:span>/2025 ⇒ <text:span text:style-name="T32">fonctionnement des essentiels du site</text:span></text:p>
                </text:list-item>
                <text:list-item>
                  <text:p text:style-name="P46"><text:span text:style-name="T32">30</text:span>/0<text:span text:style-name="T32">3</text:span>/2025 ⇒ <text:span text:style-name="T32">états du site</text:span></text:p>
                </text:list-item>
                <text:list-item>
                  <text:p text:style-name="P47"><text:span text:style-name="T33">24/05/2025</text:span> ⇒ <text:span text:style-name="T33">niveau de sécurité et respect des normes et de l’environnement</text:span></text:p>
                </text:list-item>
              </text:list>
            </text:list-item>
          </text:list>
        </text:list-item>
        <text:list-item>
          <text:p text:style-name="P38"><text:soft-page-break/>Gérer les réseaux sociaux</text:p>
          <text:list>
            <text:list-item>
              <text:p text:style-name="P54">Tâche dont nous devons déci<text:span text:style-name="T27">der de l’importance, voir de l’existence</text:span></text:p>
            </text:list-item>
            <text:list-item>
              <text:p text:style-name="P55">Idées principales : comptes privées, publication tout les 1 mois et demi</text:p>
            </text:list-item>
            <text:list-item>
              <text:p text:style-name="P48">Points d’étapes :</text:p>
              <text:list>
                <text:list-item>
                  <text:p text:style-name="P48"><text:span text:style-name="T26">1</text:span>5/0<text:span text:style-name="T26">3</text:span>/2025 ⇒ <text:span text:style-name="T26">vie de nos réseaux</text:span></text:p>
                </text:list-item>
              </text:list>
            </text:list-item>
          </text:list>
        </text:list-item>
      </text:list>
      <text:p text:style-name="P12"/>
      <text:p text:style-name="P12"><text:bookmark-start text:name="__RefHeading___Toc279_1510177236 Copie 1 Copie 1 Copie 1"/>Planning prévisionnel <text:span text:style-name="T66">GANTT</text:span> <text:span text:style-name="T38">⇒ identique en l’état</text:span><text:bookmark-end text:name="__RefHeading___Toc279_1510177236 Copie 1 Copie 1 Copie 1"/></text:p>
      <text:p text:style-name="P12"/>
      <text:p text:style-name="P12"/>
      <text:h text:style-name="P27" text:outline-level="2"><text:bookmark-start text:name="__RefHeading___Toc279_1510177236 Copie 2 Copie 1 Copie 1"/>Modification et changement dans le planning<text:bookmark-end text:name="__RefHeading___Toc279_1510177236 Copie 2 Copie 1 Copie 1"/></text:h>
      <text:p text:style-name="P16">Coquilles :</text:p>
      <text:list xml:id="list320172634" text:style-name="L5">
        <text:list-item>
          <text:p text:style-name="P56"><text:span text:style-name="T34">P</text:span>oint d’étape du 24/05/2025 <text:span text:style-name="T34">⇒ mauvais titrage</text:span></text:p>
        </text:list-item>
        <text:list-item>
          <text:p text:style-name="P81">Jalon 9</text:p>
        </text:list-item>
      </text:list>
      <text:p text:style-name="P93"/>
      <text:p text:style-name="P93">Éléments à ajouter/modifier :</text:p>
      <text:list xml:id="list3645192073" text:style-name="L7">
        <text:list-item>
          <text:p text:style-name="P80">Intégrer <text:span text:style-name="T63">d</text:span>es debriefs post jalons : <text:span text:style-name="T63">compilation d’</text:span>améliorations et <text:span text:style-name="T63">de </text:span>ressenties <text:span text:style-name="T63">(et de </text:span><text:span text:style-name="T50">feedback </text:span><text:span text:style-name="T63">de professeurs </text:span><text:span text:style-name="T51">si possible)</text:span></text:p>
        </text:list-item>
        <text:list-item>
          <text:p text:style-name="P82">Intégration de Brad <text:span text:style-name="T53">Pitch </text:span>dans les outils de supervision</text:p>
        </text:list-item>
        <text:list-item>
          <text:p text:style-name="P94"><text:span text:style-name="T52">R</text:span><text:span text:style-name="T65">amener les tâches liées au ré</text:span><text:span text:style-name="T52">seau</text:span><text:span text:style-name="T53">x sociaux </text:span><text:span text:style-name="T65">au </text:span><text:span text:style-name="T53">format « maquette »</text:span></text:p>
        </text:list-item>
        <text:list-item>
          <text:p text:style-name="P96">Mettre à jour la partie du workflow du documents de synthèse <text:span text:style-name="T64">de gestion de projet</text:span></text:p>
        </text:list-item>
      </text:list>
      <text:p text:style-name="P15"/>
      <text:p text:style-name="P15"/>
      <text:p text:style-name="P12"/>
      <text:h text:style-name="P26" text:outline-level="2"><text:bookmark-start text:name="__RefHeading___Toc279_1510177236 Copie 2 Copie 1"/><text:span text:style-name="T54">Suite</text:span> du projet<text:bookmark-end text:name="__RefHeading___Toc279_1510177236 Copie 2 Copie 1"/></text:h>
      <text:p text:style-name="P92"><text:tab/>Les prochaines tâches du projet seront donc la documentation, à commencer par les recherches liées au fonctionnement d’autres sites de e-commerce et les recherches liées aux infrastructures et aux outils qui nous seront nécessaire pour les aspects techniques du projet</text:p>
      <text:p text:style-name="P12"><text:tab/><text:span text:style-name="T62">Le but est de compiler, trier et synthétiser les informations pertinentes, nous permettant de les retrouver facilement et efficacement au moment du déploiement de l’infrastructure et de l’implémentation du site.</text:span></text:p>
      <text:p text:style-name="P12"/>
      <text:p text:style-name="P12"/>
      <text:h text:style-name="P22" text:outline-level="1"><text:bookmark-start text:name="__RefHeading___Toc263_1510177236 Copie 2 Copie 1"/>Prochaine réunion<text:bookmark-end text:name="__RefHeading___Toc263_1510177236 Copie 2 Copie 1"/></text:h>
      <text:h text:style-name="P28" text:outline-level="2"><text:bookmark-start text:name="__RefHeading___Toc289_1510177236"/>Date<text:bookmark-end text:name="__RefHeading___Toc289_1510177236"/></text:h>
      <text:p text:style-name="P83"><text:span text:style-name="T67">Le </text:span>Samedi 14 <text:span text:style-name="T67">décembre </text:span>2024, <text:span text:style-name="T67">de 14h30 à 16h30</text:span></text:p>
      <text:p text:style-name="P1"/>
      <text:p text:style-name="P1"/>
      <text:h text:style-name="P29" text:outline-level="2"><text:bookmark-start text:name="__RefHeading___Toc291_1510177236"/>Ordre du jour<text:bookmark-end text:name="__RefHeading___Toc291_1510177236"/></text:h>
      <text:list xml:id="list1626465547" text:style-name="L6">
        <text:list-item>
          <text:p text:style-name="P84">É<text:span text:style-name="T56">tat </text:span><text:span text:style-name="T68">d’</text:span><text:span text:style-name="T56">avancement </text:span><text:span text:style-name="T68">du j</text:span>alon 3</text:p>
        </text:list-item>
        <text:list-item>
          <text:p text:style-name="P85"><text:span text:style-name="T68">Présentation de la synthèse de recherches </text:span>d’informations sur le fonctionnements d’autres sites <text:span text:style-name="T68">de<text:line-break/></text:span>e-commerce</text:p>
        </text:list-item>
        <text:list-item>
          <text:p text:style-name="P86">État d’avancement<text:span text:style-name="T57"> </text:span><text:span text:style-name="T68">de la synthèse de recherches</text:span><text:span text:style-name="T57"> d’informations </text:span>les <text:span text:style-name="T69">infrastructures et les </text:span>outils techniques <text:span text:style-name="T69">adaptés pour</text:span> le site</text:p>
        </text:list-item>
      </text:list>
      <text:p text:style-name="P10"/>
      <text:p text:style-name="P1"/>
      <text:h text:style-name="P30" text:outline-level="2"><text:bookmark-start text:name="__RefHeading___Toc291_1510177236 Copie 1"/>Devoirs<text:bookmark-end text:name="__RefHeading___Toc291_1510177236 Copie 1"/></text:h>
      <text:p text:style-name="P87">Lois : </text:p>
      <text:list xml:id="list1539190085" text:style-name="L8">
        <text:list-item>
          <text:p text:style-name="P88"><text:span text:style-name="T70">Avancé le j</text:span><text:span text:style-name="T55">alon 3 </text:span><text:span text:style-name="T60">(</text:span><text:span text:style-name="T59">aide : Axel</text:span><text:span text:style-name="T60">)</text:span></text:p>
        </text:list-item>
        <text:list-item>
          <text:p text:style-name="P88"><text:span text:style-name="T71">Préparer des t</text:span><text:span text:style-name="T60">emplate</text:span><text:span text:style-name="T71">s floquer</text:span><text:span text:style-name="T60"> </text:span><text:span text:style-name="T71">de l’identité graphique de Wizards &amp; Dices pour les</text:span><text:span text:style-name="T60"> document</text:span><text:span text:style-name="T71">s</text:span><text:span text:style-name="T60"> interne</text:span><text:span text:style-name="T71">s</text:span><text:span text:style-name="T60"> (format</text:span><text:span text:style-name="T77">s</text:span><text:span text:style-name="T60"> .odt et </text:span><text:span text:style-name="T78">GoogleD</text:span><text:span text:style-name="T60">oc</text:span><text:span text:style-name="T61">)</text:span></text:p>
        </text:list-item>
      </text:list>
      <text:p text:style-name="P89"><text:span text:style-name="T72">Arthur</text:span> : </text:p>
      <text:list text:style-name="L9">
        <text:list-item>
          <text:p text:style-name="P97"><text:span text:style-name="T72">R</text:span><text:span text:style-name="T68">echerche, </text:span><text:span text:style-name="T72">compilation et synthèse </text:span><text:span text:style-name="T57">d’informations sur le fonctionnements d’autres sites </text:span><text:span text:style-name="T68">de </text:span><text:span text:style-name="T57">e-commerce</text:span></text:p>
        </text:list-item>
      </text:list>
      <text:p text:style-name="P90"><text:span text:style-name="T72">Hugo</text:span> : </text:p>
      <text:list text:style-name="L10">
        <text:list-item>
          <text:p text:style-name="P98"><text:span text:style-name="T72">R</text:span><text:span text:style-name="T68">echerche, </text:span><text:span text:style-name="T72">compilation et </text:span><text:span text:style-name="T68">synthèse</text:span><text:span text:style-name="T57"> d’informations </text:span><text:span text:style-name="T58">les </text:span><text:span text:style-name="T69">infrastructures et les </text:span><text:span text:style-name="T58">outils techniques </text:span><text:span text:style-name="T69">adaptés pour</text:span><text:span text:style-name="T58"> le site</text:span></text:p>
        </text:list-item>
      </text:list>
      <text:p text:style-name="P91">Axel : </text:p>
      <text:list text:style-name="L11">
        <text:list-item>
          <text:p text:style-name="P99"><text:span text:style-name="T76">Corriger et f</text:span><text:span text:style-name="T73">inalis</text:span><text:span text:style-name="T74">er </text:span><text:span text:style-name="T73">le</text:span><text:span text:style-name="T75">s</text:span><text:span text:style-name="T73"> planning</text:span><text:span text:style-name="T75">s</text:span><text:span text:style-name="T73"> </text:span><text:span text:style-name="T75">organisationnel et prévisionnel </text:span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e353"/>
    </style:style>
    <style:style style:name="MT2" style:family="text">
      <style:text-properties officeooo:rsid="0060ced8"/>
    </style:style>
    <style:style style:name="MT3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Jalon 3 et suite du projet</text:p>
      </style:header>
      <style:footer>
        <text:p text:style-name="Header"><text:span text:style-name="MT1">0</text:span><text:span text:style-name="MT2">7</text:span><text:span text:style-name="MT1">/12/2024</text:span><text:tab/><text:tab/><text:span text:style-name="MT3">Page : </text:span><text:span text:style-name="MT3"><text:page-number text:select-page="current">5</text:page-number></text:span><text:span text:style-name="MT3"><text:s/>/ </text:span><text:span text:style-name="MT3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2-07T19:40:32.632000000</dc:date>
    <meta:editing-duration>PT9H28M2S</meta:editing-duration>
    <meta:editing-cycles>216</meta:editing-cycles>
    <meta:generator>LibreOffice/7.5.2.2$Windows_X86_64 LibreOffice_project/53bb9681a964705cf672590721dbc85eb4d0c3a2</meta:generator>
    <meta:document-statistic meta:table-count="0" meta:image-count="0" meta:object-count="0" meta:page-count="7" meta:paragraph-count="147" meta:word-count="1276" meta:character-count="7604" meta:non-whitespace-character-count="6527"/>
  </office:meta>
</office:document-meta>
</file>